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9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8.91mm"/>
    </style:style>
    <style:style style:name="co4" style:family="table-column">
      <style:table-column-properties fo:break-before="auto" style:column-width="24.2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11.87mm"/>
    </style:style>
    <style:style style:name="co8" style:family="table-column">
      <style:table-column-properties fo:break-before="auto" style:column-width="76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78mm" fo:break-before="auto" style:use-optimal-row-height="false"/>
    </style:style>
    <style:style style:name="ro3" style:family="table-row">
      <style:table-row-properties style:row-height="14.43mm" fo:break-before="auto" style:use-optimal-row-height="false"/>
    </style:style>
    <style:style style:name="ro4" style:family="table-row">
      <style:table-row-properties style:row-height="12.74mm" fo:break-before="auto" style:use-optimal-row-height="true"/>
    </style:style>
    <style:style style:name="ro5" style:family="table-row">
      <style:table-row-properties style:row-height="10.34mm" fo:break-before="auto" style:use-optimal-row-height="false"/>
    </style:style>
    <style:style style:name="ro6" style:family="table-row">
      <style:table-row-properties style:row-height="17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 calcext:value-type="string" table:number-columns-spanned="3" table:number-rows-spanned="1">
            <text:p>Ciąg śmigł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apięcie pracy U [V]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bór prądu I[A]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 silnika I*U[W]</text:p>
          </table:table-cell>
          <table:table-cell table:formula="of:=[.B2]*[.B3]" office:value-type="float" office:value="8.4" calcext:value-type="float">
            <text:p>8,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awność</text:p>
          </table:table-cell>
          <table:table-cell office:value-type="float" office:value="0.9" calcext:value-type="float">
            <text:p>0,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zmiar śmigła d[ca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[.B6]*0.0254" office:value-type="float" office:value="0.1524" calcext:value-type="float">
            <text:p>0,1524</text:p>
          </table:table-cell>
          <table:table-cell office:value-type="string" calcext:value-type="string">
            <text:p>[m]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kok śmigła p[ca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[.B7]*0.0254" office:value-type="float" office:value="0.1016" calcext:value-type="float">
            <text:p>0,1016</text:p>
          </table:table-cell>
          <table:table-cell office:value-type="string" calcext:value-type="string">
            <text:p>[m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roty na minutę RPM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=</text:p>
          </table:table-cell>
          <table:table-cell table:formula="of:=[.B8]/60" office:value-type="float" office:value="133.333333333333" calcext:value-type="float">
            <text:p>133,3333333333</text:p>
          </table:table-cell>
          <table:table-cell office:value-type="string" calcext:value-type="string">
            <text:p>[obr/s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ęstość powietrza rho [kg/m^3]</text:p>
          </table:table-cell>
          <table:table-cell office:value-type="float" office:value="1.293" calcext:value-type="float">
            <text:p>1,2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Średnica śmigła [ca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=[.B10]*2.54/100" office:value-type="float" office:value="0.1524" calcext:value-type="float">
            <text:p>0,1524</text:p>
          </table:table-cell>
          <table:table-cell office:value-type="string" calcext:value-type="string">
            <text:p>[m]</text:p>
          </table:table-cell>
          <table:table-cell table:style-name="ce3" office:value-type="string" calcext:value-type="string" table:number-columns-spanned="5" table:number-rows-spanned="1">
            <text:p>Źródło wzoru:</text:p>
          </table:table-cell>
          <table:covered-table-cell table:number-columns-repeated="4" table:style-name="ce3"/>
          <table:table-cell table:number-columns-repeated="1014"/>
        </table:table-row>
        <table:table-row table:style-name="ro2">
          <table:table-cell office:value-type="string" calcext:value-type="string">
            <text:p>Szacowana masa pojazdu m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[kg]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https://www.electricrcaircraftguy.com/2014/04/propeller-static-dynamic-thrust-equation-background.html</text:p>
          </table:table-cell>
          <table:covered-table-cell table:number-columns-repeated="4" table:style-name="ce3"/>
          <table:table-cell table:number-columns-repeated="1014"/>
        </table:table-row>
        <table:table-row table:style-name="ro3">
          <table:table-cell office:value-type="string" calcext:value-type="string">
            <text:p>prędkość śmigła v=RPM*p</text:p>
          </table:table-cell>
          <table:table-cell table:formula="of:=[.D8]*[.D7]" office:value-type="float" office:value="13.5466666666667" calcext:value-type="float">
            <text:p>13,5466666667</text:p>
          </table:table-cell>
          <table:table-cell office:value-type="string" calcext:value-type="string">
            <text:p>[m/s]</text:p>
          </table:table-cell>
          <table:table-cell table:style-name="Default" table:number-columns-repeated="2"/>
          <table:table-cell table:style-name="ce5" office:value-type="string" calcext:value-type="string">
            <text:p>Siła ciągu [N]</text:p>
          </table:table-cell>
          <table:table-cell table:style-name="ce5" office:value-type="string" calcext:value-type="string">
            <text:p>F=</text:p>
          </table:table-cell>
          <table:table-cell table:style-name="ce5">
            <draw:frame table:end-cell-address="Arkusz1.H12" table:end-x="67.97mm" table:end-y="11.8mm" draw:z-index="0" draw:style-name="gr1" draw:text-style-name="P1" svg:width="67.84mm" svg:height="10.69mm" svg:x="0.13mm" svg:y="1.11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5" table:formula="of:=[.B9]*(3.1415*[.D6]^2/4)*(([.D8]*[.D7])^2)*([.D6]/[.D7]/3.29546)^(1.5)" office:value-type="float" office:value="1.32914769492185" calcext:value-type="float">
            <text:p>1,3291476949</text:p>
          </table:table-cell>
          <table:table-cell table:style-name="ce5" office:value-type="string" calcext:value-type="string">
            <text:p>[N]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6" office:value-type="string" calcext:value-type="string">
            <text:p>Szacowane przyspieszenie pojazdu</text:p>
          </table:table-cell>
          <table:table-cell table:style-name="ce5" office:value-type="string" calcext:value-type="string">
            <text:p>a=F/m</text:p>
          </table:table-cell>
          <table:table-cell table:style-name="ce5" table:formula="of:=[.I12]/[.B11]" office:value-type="float" office:value="1.10762307910154" calcext:value-type="float">
            <text:p>1,1076230791</text:p>
          </table:table-cell>
          <table:table-cell table:style-name="ce5" table:number-columns-repeated="2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number-columns-repeated="5"/>
          <table:table-cell table:style-name="ce7" office:value-type="string" calcext:value-type="string" table:number-columns-spanned="5" table:number-rows-spanned="1">
            <text:p>NASA+PDF</text:p>
          </table:table-cell>
          <table:covered-table-cell table:style-name="Default"/>
          <table:covered-table-cell/>
          <table:covered-table-cell table:number-columns-repeated="2" table:style-name="Default"/>
          <table:table-cell table:number-columns-repeated="1014"/>
        </table:table-row>
        <table:table-row table:style-name="ro6">
          <table:table-cell table:number-columns-repeated="5"/>
          <table:table-cell table:style-name="ce5" office:value-type="string" calcext:value-type="string">
            <text:p>Siła ciągu [N]</text:p>
          </table:table-cell>
          <table:table-cell table:style-name="ce5" office:value-type="string" calcext:value-type="string">
            <text:p>F=</text:p>
          </table:table-cell>
          <table:table-cell table:style-name="ce8">
            <draw:frame table:end-cell-address="Arkusz1.H18" table:end-x="35.82mm" table:end-y="10.71mm" draw:z-index="1" draw:style-name="gr1" draw:text-style-name="P1" svg:width="35.82mm" svg:height="10.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 table:formula="of:=(([.B4]*[.B5])^(2/3))*(2*[.B9]*3.1415*[.D10]^2/4)^(1/3)" office:value-type="float" office:value="1.39178784533772" calcext:value-type="float">
            <text:p>1,3917878453</text:p>
          </table:table-cell>
          <table:table-cell table:style-name="ce5"/>
          <table:table-cell table:number-columns-repeated="1014"/>
        </table:table-row>
        <table:table-row table:style-name="ro4">
          <table:table-cell table:number-columns-repeated="5"/>
          <table:table-cell table:style-name="ce6" office:value-type="string" calcext:value-type="string">
            <text:p>Szacowane przyspieszenie pojazdu</text:p>
          </table:table-cell>
          <table:table-cell table:style-name="ce5" office:value-type="string" calcext:value-type="string">
            <text:p>a=F/m</text:p>
          </table:table-cell>
          <table:table-cell table:style-name="ce5" table:formula="of:=[.I18]/[.B11]" office:value-type="float" office:value="1.1598232044481" calcext:value-type="float">
            <text:p>1,1598232044</text:p>
          </table:table-cell>
          <table:table-cell table:style-name="ce5" table:number-columns-repeated="2"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0.00.0000</text:date>, <text:time style:data-style-name="N2" text:time-value="18:59:08.88708230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7:58:23.034259788</meta:creation-date>
    <meta:generator>LibreOffice/5.1.6.2$Linux_X86_64 LibreOffice_project/10m0$Build-2</meta:generator>
    <dc:date>2020-01-06T20:28:57.577043866</dc:date>
    <meta:editing-duration>PT3H12M55S</meta:editing-duration>
    <meta:editing-cycles>22</meta:editing-cycles>
    <meta:document-statistic meta:table-count="1" meta:cell-count="53" meta:object-count="2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i mathvariant="normal">ρ</mi>
        <mo stretchy="false">⋅</mo>
        <mrow>
          <mo fence="true" stretchy="false">(</mo>
          <mrow>
            <mrow>
              <mi mathvariant="normal">π</mi>
              <msup>
                <mfrac>
                  <mi>d</mi>
                  <mn>4</mn>
                </mfrac>
                <mn>2</mn>
              </msup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 mathvariant="italic">RPM</mi>
                <mo stretchy="false">⋅</mo>
                <mi>p</mi>
              </mrow>
            </mrow>
            <mo fence="true" stretchy="false">)</mo>
          </mrow>
          <mn>2</mn>
        </msup>
        <mo stretchy="false">⋅</mo>
        <msup>
          <mrow>
            <mo fence="true" stretchy="false">(</mo>
            <mrow>
              <mfrac>
                <mi>d</mi>
                <mrow>
                  <mn>3.29546</mn>
                  <mo stretchy="false">⋅</mo>
                  <mi>p</mi>
                </mrow>
              </mfrac>
            </mrow>
            <mo fence="true" stretchy="false">)</mo>
          </mrow>
          <mn>1.5</mn>
        </msup>
      </mrow>
    </mrow>
    <annotation encoding="StarMath 5.0">F=%irho cdot (%ipi {d over 4}^2) cdot ( RPM cdot p)^2 cdot ( d over {3.29546 cdot p} )^1.5 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sup>
          <mi>P</mi>
          <mrow>
            <mn>2</mn>
            <mo stretchy="false">/</mo>
            <mn>3</mn>
          </mrow>
        </msup>
      </mrow>
      <msup>
        <mrow>
          <mo fence="true" stretchy="false">(</mo>
          <mrow>
            <mrow>
              <mrow>
                <mn>2</mn>
                <mo stretchy="false">⋅</mo>
                <mi mathvariant="normal">ρ</mi>
              </mrow>
              <mi mathvariant="normal">π</mi>
              <mfrac>
                <msup>
                  <mi>d</mi>
                  <mn>2</mn>
                </msup>
                <mn>4</mn>
              </mfrac>
            </mrow>
          </mrow>
          <mo fence="true" stretchy="false">)</mo>
        </mrow>
        <mrow>
          <mn>1</mn>
          <mo stretchy="false">/</mo>
          <mn>3</mn>
        </mrow>
      </msup>
    </mrow>
    <annotation encoding="StarMath 5.0">F=P^{ 2/3 } ( 2 cdot %irho %ipi d^2 over 4)^{ 1/3 }</annotation>
  </semantics>
</math>
</file>